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ServerAttributes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emoteTyp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ServerAttributes.setRemoteType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LocalClusterConsist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emot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GetOnly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Servic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AllowClusterGet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emote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RemoteCacheServer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ConfigFil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CacheServerAttributes.getGet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RemotePort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RemoteHos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ServicePort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emoveUponRemote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ClusterServ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ServerAttributes.getConfig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Cluster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AllowCluste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RemoteServic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RemoteTypeName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ServerAttributes.setRemoveUponRemotePut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LocalClusterConsistency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